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00ff"/>
    </style:style>
    <style:style style:name="P7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in" fo:margin-right="0in" fo:text-align="justify"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fo:margin-top="0in" fo:margin-bottom="0.0835in" loext:contextual-spacing="false" fo:text-align="justify" style:justify-single-word="false"/>
      <style:text-properties fo:language="en" fo:country="US"/>
    </style:style>
    <style:style style:name="P142"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bcdd7" officeooo:paragraph-rsid="000d3435" fo:background-color="transparent"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13cbe" officeooo:paragraph-rsid="00113cbe"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13cbe" officeooo:paragraph-rsid="0015d794" fo:background-color="transparent"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e4eda" fo:background-color="transparent"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fo:language="ru" fo:country="RU" officeooo:paragraph-rsid="00113cbe"/>
    </style:style>
    <style:style style:name="P149" style:family="paragraph" style:parent-style-name="Heading_20_2">
      <style:text-properties fo:language="en" fo:country="US"/>
    </style:style>
    <style:style style:name="P150" style:family="paragraph" style:parent-style-name="Heading_20_2">
      <style:paragraph-properties fo:text-align="justify" style:justify-single-word="false"/>
    </style:style>
    <style:style style:name="P151" style:family="paragraph" style:parent-style-name="Heading_20_1">
      <style:paragraph-properties fo:margin-left="0in" fo:margin-right="0in" fo:text-align="center" style:justify-single-word="false" fo:text-indent="0.1965in" style:auto-text-indent="false"/>
    </style:style>
    <style:style style:name="P15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officeooo:rsid="00087140"/>
    </style:style>
    <style:style style:name="T80" style:family="text">
      <style:text-properties officeooo:rsid="000a2f76"/>
    </style:style>
    <style:style style:name="T81" style:family="text">
      <style:text-properties officeooo:rsid="000d3435"/>
    </style:style>
    <style:style style:name="T82" style:family="text">
      <style:text-properties officeooo:rsid="00113cbe"/>
    </style:style>
    <style:style style:name="T83" style:family="text">
      <style:text-properties officeooo:rsid="0011b3be"/>
    </style:style>
    <style:style style:name="T84" style:family="text">
      <style:text-properties officeooo:rsid="0015d79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49"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6"><text:span text:style-name="T11">– Нэш, к</text:span>ак называется наш проект?</text:p>
      <text:p text:style-name="P74"><text:span text:style-name="T8">– </text:span><text:span text:style-name="T59">Дайсон.</text:span></text:p>
      <text:p text:style-name="P74"><text:span text:style-name="T8">– </text:span><text:span text:style-name="T59">Сколько тебе лет?</text:span></text:p>
      <text:p text:style-name="P74"><text:span text:style-name="T8">– </text:span><text:span text:style-name="T59">Два года с начала запуска кластера.</text:span></text:p>
      <text:p text:style-name="P74"><text:span text:style-name="T8">– </text:span><text:span text:style-name="T59">Какой сейчас год?</text:span></text:p>
      <text:p text:style-name="P74"><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6"><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5">«Выживание корпорации в условиях жёсткой конкуренции с ограниченными ресурсами. Случай 16».</text:p>
      <text:p text:style-name="P85"><text:soft-page-break/>…</text:p>
      <text:p text:style-name="P85">…</text:p>
      <text:p text:style-name="P85">…</text:p>
      <text:p text:style-name="P85">Решение.</text:p>
      <text:p text:style-name="P85">…</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4"><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6">Бип-бип-бип.</text:p>
      <text:p text:style-name="P106"><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5"><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5">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9"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ошеломительно красивый высокий зал с колоннами и центральным подиумом.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ещё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oft-page-break/><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text:soft-page-break/>– На себя посмотри! – огрызнулся Дискорд. – Призвала в Эквестрию какую-то полудохлую обезьяну вместо с<text:span text:style-name="T29">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text:span><text:soft-page-break/><text:span text:style-name="T1">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line-break/></text:p><text:p text:style-name="P138">(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text:span text:style-name="T82">голубые</text:span>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48">Дальше словно бы включился стробоскоп <text:s/>небесно<text:span text:style-name="T82">магента</text:span>й дискотеки. Частые хлопки и плеск чередовались ярк<text:span text:style-name="T82">ими бирюзовыми</text:span>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9" text:outline-level="2">3. Норф</text:h>
      <text:p text:style-name="P77"/>
      <text:p text:style-name="P21">Глава IV. Пределы магии</text:p>
      <text:p text:style-name="P18"/>
      <text:p text:style-name="P21">Вашему покорному слуге известны четыре предела магии: </text:p>
      <text:list xml:id="list4452782601789432895" text:style-name="L1">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5">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5">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5">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5">Так, что тут у нас?</text:p>
      <text:p text:style-name="P75"/>
      <text:p text:style-name="P75">“<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5"/>
      <text:p text:style-name="P75">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text:p>
      <text:p text:style-name="P7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5">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5"><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text:soft-page-break/>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text:soft-page-break/>–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34">На трактат упала тень.</text:p>
      <text:p text:style-name="P35">– Эй, нельзя ли не заслонять…</text:p>
      <text:p text:style-name="P35"><text:soft-page-break/>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oft-page-break/><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text:soft-page-break/>–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text:soft-page-break/>–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oft-page-break/><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text:soft-page-break/>«-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9"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text:soft-page-break/>–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text:soft-page-break/>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text:soft-page-break/>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text:soft-page-break/>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text:soft-page-break/>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49"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text:soft-page-break/>–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79"/>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ей моих немного,</text:p><text:p text:style-name="P139">Студи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p text:style-name="P139"><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text:soft-page-break/>–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text:soft-page-break/>–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oft-page-break/><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text:soft-page-break/>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text:soft-page-break/>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2">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text:soft-page-break/>–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text:soft-page-break/>–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text:soft-page-break/>–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7"/>
      <text:p text:style-name="P58">Дата: <text:span text:style-name="T24">12.04.1003 А.С.</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4">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4">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oft-page-break/><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8">Дата: <text:span text:style-name="T24">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4">12.04.1003 А.С.</text:span></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text:soft-page-break/></text:p>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text:soft-page-break/>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text:soft-page-break/>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oft-page-break/><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7">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2"/>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text:soft-page-break/>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text:soft-page-break/>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text:soft-page-break/>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oft-page-break/>«…<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69">24пн</text:p>
      <text:p text:style-name="P69">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text:soft-page-break/>–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text:soft-page-break/>–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soft-page-break/>…</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text:soft-page-break/>–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oft-page-break/><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oft-page-break/><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text:soft-page-break/></text:p>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text:soft-page-break/></text:p>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text:soft-page-break/>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text:soft-page-break/></text:p>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text:soft-page-break/>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oft-page-break/><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text:soft-page-break/>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oft-page-break/><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text:soft-page-break/>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text:soft-page-break/>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0" text:outline-level="2"><text:span text:style-name="T1">22</text:span>. <text:span text:style-name="T1">Лучший</text:span> Гранд Галопин<text:span text:style-name="T1">г</text:span> Гала <text:span text:style-name="T1">в истории</text:span></text:h>
      <text:p text:style-name="P7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text:soft-page-break/>–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text:soft-page-break/>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 - Сел… Ну почему ты такая… – пробормотал я сквозь слёзы.</text:p>
      <text:p text:style-name="P53"/>
      <text:p text:style-name="P54">***</text:p>
      <text:p text:style-name="P78"/>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text:soft-page-break/>–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1"/>
      <text:p text:style-name="P53"><text:soft-page-break/>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text:soft-page-break/></text:p>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29"><text:soft-page-break/>26.07.2143 А.С.</text:p>
      <text:p text:style-name="P53"/>
      <text:h text:style-name="Heading_20_2" text:outline-level="2">24. Навсегда. И всегда.</text:h>
      <text:p text:style-name="P125"/>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три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text:soft-page-break/>–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text:soft-page-break/></text:p>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text:span><text:soft-page-break/><text:span text:style-name="T1">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text:soft-page-break/>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8">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text:soft-page-break/>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Если так пойдёт и дальше, тут образуется небольшое море. Мы опасаемся, найдём ли мы на месте Наш Дом?</text:p>
      <text:p text:style-name="P53">Я приложил глаз к окуляру подзорной трубы. Края болот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болот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болот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болот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этот раунд.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text:soft-page-break/>– Рэйнбоу Дэш, твой выход. – обратилась к пегаске Луна. – Удача пусть сопутствует тебе, храбрая пегаска! Мы же подстрахуем тебя.</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text:span text:style-name="T79">ам</text:span>. Потёршись с каждой носом и дополнительно обнявшись с Эпплджек, пегаска без слов набрала разгон и <text:span text:style-name="T81">прыгнула с края</text:span>. <text:span text:style-name="T80">Луна последовала за ней, немного отставая.</text:span></text:p>
      <text:p text:style-name="P144">С замирающим сердцем я следил за двумя точками, что <text:span text:style-name="T81">неслись</text:span> навстречу пландерсидам. <text:span text:style-name="T81">Колючие плети потянулись к радужной комете из тысяч мест, образовывая адское подобие волос медузы Горгоны.</text:span></text:p>
      <text:p text:style-name="P146">Ярк<text:span text:style-name="T83">ая</text:span> вспышк<text:span text:style-name="T83">а</text:span> <text:span text:style-name="T83">возвестила</text:span> вступление в бой Луны. <text:span text:style-name="T83">Бирюзовые лучи исходили из её рога, каждым залпом испепеляя десятки лиан. Аликорница буквально прожигала пегаске дорогу среди извивающегося покрова. Колючие плети осыпались вниз россыпью искр при соприкосновении с <text:s text:c="3"/>лучом Луны. Дэш стремительно преодолевала последние сотни метров в огненном коридоре. У меня перехватило дыхание.</text:span></text:p>
      <text:p text:style-name="P146">– <text:span text:style-name="T84">Селестия милосердная! – пробормотала Эпплджек.</text:span></text:p>
      <text:p text:style-name="P146"/>
      <text:p text:style-name="P146"><text:span text:style-name="T83"><text:s/>Потом колючие плети раскидала невидимая рука. Фронт радужного удара</text:span></text:p>
      <text:p text:style-name="P145"/>
      <text:p text:style-name="P145"/>
      <text:p text:style-name="P145"/>
      <text:p text:style-name="P147"/>
      <text:p text:style-name="P53"/>
      <text:p text:style-name="P53"/>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
      <text:p text:style-name="P39"/>
      <text:p text:style-name="P53">Похоже, мы выиграли этот бой</text:p>
      <text:p text:style-name="P39"/>
      <text:p text:style-name="P39"/>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text:soft-page-break/>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text:soft-page-break/>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text:soft-page-break/>–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text:soft-page-break/></text:p>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oft-page-break/><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2"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text:soft-page-break/>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text:soft-page-break/>–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text:soft-page-break/>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text:soft-page-break/>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text:soft-page-break/>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2"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text:soft-page-break/>–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0">– А ты в курсе, что твой Дискорд многократно сжигал Селестию живьём? – выпалил я.</text:p>
      <text:p text:style-name="P11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1">–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Флаттершай слабо улыбнулась.</text:p>
      <text:p text:style-name="P110">–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text:soft-page-break/>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text:soft-page-break/></text:p>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text:soft-page-break/>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text:soft-page-break/>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text:soft-page-break/>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text:soft-page-break/>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text:soft-page-break/></text:p>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2"/>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Я задержался, запирая дверь. Девушки разбрелись по квартире.</text:p>
      <text:p text:style-name="P100"><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0">– Привет, Сел.</text:p>
      <text:p text:style-name="P141">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oft-page-break/><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49" text:outline-level="2">2<text:span text:style-name="T1">9</text:span>. Отбытие</text:h>
      <text:p text:style-name="P115">&lt;Mission Impossible theme ?&gt;</text:p>
      <text:p text:style-name="P98"><text:span text:style-name="T11">–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text:soft-page-break/>–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text:span>Говори.</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лал на нас этих уродов с рисованными рожами? Кто пытался убить меня раз за разом?</text:p>
      <text:p text:style-name="P118"><text:soft-page-break/>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4">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9">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text:soft-page-break/>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ДА НУ ЕГО НАХУЙ — ТАКОЙ АЛЬПИНИЗМ!!!</text:p>
      <text:p text:style-name="P118">БЛЯ!!!…</text:p>
      <text:p text:style-name="P118"><text:soft-page-break/>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на дольше у меня не хватит магии…</text:p>
      <text:p text:style-name="P118"/>
      <text:p text:style-name="P118">Мы летели навстречу закату.</text:p>
      <text:p text:style-name="P118"/>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oft-page-break/><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p>
      <text:p text:style-name="P119"/>
      <text:p text:style-name="P118">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text:soft-page-break/>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text:soft-page-break/>–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oft-page-break/><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8">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
      <text:p text:style-name="P98">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9">.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text:span><text:soft-page-break/><text:span text:style-name="T45">Проводник — тот, кто сможет исправить основные дефекты Эквуса и вывести его из клинической смерти.</text:span></text:p>
      <text:p text:style-name="P98"><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1">.</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8"><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4">Как их совместить?</text:p>
      <text:p text:style-name="P113">твоя Эквестрия и моя, были рождены из Предначального Хаоса, оставшегося от царствования Дискорда. Оба непостоянны, изменчивы. </text:p>
      <text:p text:style-name="P105"/>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3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6">Я подозрительно посмотрел на Анакорна.</text:p>
      <text:p text:style-name="P105"><text:span text:style-name="T17">–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Никогда не писал ничего сложнее технической документации к программам.</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5">…</text:p>
      <text:p text:style-name="P105">Факн щит<text:note text:id="ftn15" text:note-class="footnote"><text:note-citation>15</text:note-citation><text:note-body><text:p text:style-name="P137">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text:soft-page-break/>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text:soft-page-break/></text:p>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99">***</text:p>
      <text:p text:style-name="P106">&lt;<text:span text:style-name="T74">Roger Waters — What God Wants</text:span>&gt;</text:p>
      <text:p text:style-name="P106"><text:soft-page-break/>–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
      <text:p text:style-name="P107">***</text:p>
      <text:p text:style-name="P109"/>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p>
      <text:p text:style-name="P110"/>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text:soft-page-break/>Пегаска почесала в затылке со смущением.</text:p>
      <text:p text:style-name="P102">– Да? Правда? Ну, офигеть! Что-то я такого не помню совсем. А ты как?</text:p>
      <text:p text:style-name="P97"><text:span text:style-name="T33">–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7">Я опустил руку на шею Дэш и ощутил теплоту и лёгкое покалывание в пустоте.</text:p>
      <text:p text:style-name="P97"><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3"/>
      <text:h text:style-name="Heading_20_2" text:outline-level="2">Эпилог. Земля</text:h>
      <text:p text:style-name="P112">&lt;<text:span text:style-name="T52">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11T19:33:14.742941058</dc:date>
    <meta:editing-duration>P140DT6H34M43S</meta:editing-duration>
    <meta:editing-cycles>8614</meta:editing-cycles>
    <meta:generator>LibreOffice/5.1.6.2$Linux_X86_64 LibreOffice_project/10m0$Build-2</meta:generator>
    <meta:document-statistic meta:table-count="0" meta:image-count="0" meta:object-count="0" meta:page-count="220" meta:paragraph-count="4630" meta:word-count="97707" meta:character-count="647034" meta:non-whitespace-character-count="549506"/>
  </office:meta>
</office:document-meta>
</file>